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a program to copy and paste a file to other location<text:line-break/>2. Write a program to serialize a class Employee with property name and then deserialize it<text:line-break/>3. Write a program to read all field and method names of a class using reflection<text:line-break/>4. Write a program to print a table of any number using lambda expression<text:line-break/>5. Write a program having interface with default and static methods and call them also in your main method<text:line-break/>6. Create a class Employee with name and age. Then write a program to print all those employees whose name start with n and age is greater then 2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1:01:00.620629839</meta:creation-date>
    <dc:date>2017-06-23T01:01:22.431120124</dc:date>
    <meta:editing-duration>PT22S</meta:editing-duration>
    <meta:editing-cycles>1</meta:editing-cycles>
    <meta:document-statistic meta:table-count="0" meta:image-count="0" meta:object-count="0" meta:page-count="1" meta:paragraph-count="1" meta:word-count="107" meta:character-count="564" meta:non-whitespace-character-count="458"/>
    <meta:generator>LibreOffice/5.1.6.2$Linux_X86_64 LibreOffice_project/10m0$Build-2</meta:generator>
  </office:meta>
</office:document-meta>
</file>